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3c2b0e" officeooo:paragraph-rsid="00381b71" style:font-style-asian="normal" style:font-style-complex="normal"/>
    </style:style>
    <style:style style:name="P2" style:family="paragraph" style:parent-style-name="Standard">
      <style:text-properties fo:font-style="normal" officeooo:rsid="003dc750" officeooo:paragraph-rsid="003dc750" style:font-style-asian="normal" style:font-style-complex="normal"/>
    </style:style>
    <style:style style:name="P3" style:family="paragraph" style:parent-style-name="Standard">
      <style:text-properties fo:font-size="8pt" fo:font-style="normal" officeooo:rsid="003dc750" officeooo:paragraph-rsid="003dc750" style:font-size-asian="8pt" style:font-style-asian="normal" style:font-size-complex="8pt" style:font-style-complex="normal"/>
    </style:style>
    <style:style style:name="P4" style:family="paragraph" style:parent-style-name="Standard">
      <style:text-properties fo:font-size="8pt" fo:font-style="normal" officeooo:rsid="003e39e1" officeooo:paragraph-rsid="003e39e1" style:font-size-asian="8pt" style:font-style-asian="normal" style:font-size-complex="8pt" style:font-style-complex="normal"/>
    </style:style>
    <style:style style:name="P5" style:family="paragraph" style:parent-style-name="Standard">
      <style:text-properties style:font-name="Consolas" fo:font-size="8pt" fo:font-style="normal" officeooo:rsid="003e39e1" officeooo:paragraph-rsid="003e39e1" style:font-size-asian="8pt" style:font-style-asian="normal" style:font-size-complex="8pt" style:font-style-complex="normal"/>
    </style:style>
    <style:style style:name="P6" style:family="paragraph" style:parent-style-name="Standard">
      <style:text-properties style:font-name="Consolas" fo:font-size="8pt" fo:font-style="normal" style:text-underline-style="solid" style:text-underline-width="auto" style:text-underline-color="font-color" officeooo:rsid="003e39e1" officeooo:paragraph-rsid="003e39e1" style:font-size-asian="8pt" style:font-style-asian="normal" style:font-size-complex="8pt" style:font-style-complex="normal"/>
    </style:style>
    <style:style style:name="P7" style:family="paragraph" style:parent-style-name="Standard">
      <style:text-properties style:font-name="Consolas" fo:font-size="8pt" fo:font-style="normal" style:text-underline-style="none" officeooo:rsid="003e39e1" officeooo:paragraph-rsid="003e39e1" style:font-size-asian="8pt" style:font-style-asian="normal" style:font-size-complex="8pt" style:font-style-complex="normal"/>
    </style:style>
    <style:style style:name="P8" style:family="paragraph" style:parent-style-name="Standard">
      <style:text-properties style:font-name="Consolas" fo:font-size="8pt" fo:font-style="normal" style:text-underline-style="none" fo:font-weight="bold" officeooo:rsid="003e39e1" officeooo:paragraph-rsid="003e39e1" style:font-size-asian="8pt" style:font-style-asian="normal" style:font-weight-asian="bold" style:font-size-complex="8pt" style:font-style-complex="normal" style:font-weight-complex="bold"/>
    </style:style>
    <style:style style:name="P9" style:family="paragraph" style:parent-style-name="Standard">
      <style:paragraph-properties fo:break-before="page"/>
      <style:text-properties style:font-name="Consolas" fo:font-size="8pt" fo:font-style="normal" style:text-underline-style="none" officeooo:rsid="003e39e1" officeooo:paragraph-rsid="003e39e1" style:font-size-asian="8pt" style:font-style-asian="normal" style:font-size-complex="8pt" style:font-style-complex="normal"/>
    </style:style>
    <style:style style:name="P10" style:family="paragraph" style:parent-style-name="Standard">
      <style:text-properties style:font-name="Consolas" fo:font-size="8pt" fo:font-style="normal" style:text-underline-style="none" officeooo:rsid="00427b6b" officeooo:paragraph-rsid="003e39e1" style:font-size-asian="8pt" style:font-style-asian="normal" style:font-size-complex="8pt" style:font-style-complex="normal"/>
    </style:style>
    <style:style style:name="P11" style:family="paragraph" style:parent-style-name="Standard">
      <style:text-properties style:font-name="Consolas" fo:font-size="8pt" fo:font-style="normal" style:text-underline-style="none" officeooo:rsid="00427b6b" officeooo:paragraph-rsid="00427b6b" style:font-size-asian="8pt" style:font-style-asian="normal" style:font-size-complex="8pt" style:font-style-complex="normal"/>
    </style:style>
    <style:style style:name="P12" style:family="paragraph" style:parent-style-name="Standard">
      <style:paragraph-properties fo:break-before="page"/>
      <style:text-properties style:font-name="Consolas" fo:font-size="8pt" fo:font-style="normal" style:text-underline-style="none" officeooo:rsid="00427b6b" officeooo:paragraph-rsid="00427b6b" style:font-size-asian="8pt" style:font-style-asian="normal" style:font-size-complex="8pt" style:font-style-complex="normal"/>
    </style:style>
    <style:style style:name="P13" style:family="paragraph">
      <style:paragraph-properties fo:text-align="center"/>
    </style:style>
    <style:style style:name="gr1" style:family="graphic">
      <style:graphic-properties draw:textarea-horizontal-align="justify" draw:textarea-vertical-align="middle" draw:auto-grow-height="false" fo:min-height="0.24cm" fo:min-width="1.8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clio <text:s text:c="19"/>voiture <text:s text:c="49"/>méthodes</text:p>
      <text:p text:style-name="P3">objet <text:s text:c="31"/>classe<text:tab/></text:p>
      <text:p text:style-name="P3"/>
      <text:p text:style-name="P3"><draw:line text:anchor-type="paragraph" draw:z-index="2" draw:style-name="gr2" draw:text-style-name="P13" svg:x1="4.821cm" svg:y1="0.249cm" svg:x2="4.821cm" svg:y2="2.052cm"><text:p/></draw:line><draw:line text:anchor-type="paragraph" draw:z-index="1" draw:style-name="gr2" draw:text-style-name="P13" svg:x1="4.316cm" svg:y1="0.055cm" svg:x2="4.773cm" svg:y2="0.055cm"><text:p/></draw:line><text:tab/><text:tab/>- nom<text:tab/><text:tab/><text:tab/><text:tab/> <text:tab/>- rouler</text:p>
      <text:p text:style-name="P3"><text:tab/><text:tab/>- option <text:tab/><text:tab/><text:tab/><text:tab/><text:tab/>- freiner</text:p>
      <text:p text:style-name="P3"><draw:custom-shape text:anchor-type="paragraph" draw:z-index="0" draw:style-name="gr1" svg:width="2.093cm" svg:height="0.481cm" svg:x="4.942cm" svg:y="0.24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- moteur </text:p>
      <text:p text:style-name="P3"><text:tab/><text:tab/>- design<text:tab/><text:tab/><text:tab/><text:tab/>: attributs</text:p>
      <text:p text:style-name="P3"><text:tab/><text:tab/>- caractéristiques</text:p>
      <text:p text:style-name="P3"><text:tab/><text:tab/>- immatriculation</text:p>
      <text:p text:style-name="P3"><draw:line text:anchor-type="paragraph" draw:z-index="3" draw:style-name="gr2" draw:text-style-name="P13" svg:x1="4.846cm" svg:y1="0.346cm" svg:x2="4.364cm" svg:y2="0.346cm"><text:p/></draw:line><text:tab/><text:tab/>- marque</text:p>
      <text:p text:style-name="P3"/>
      <text:p text:style-name="P4"/>
      <text:p text:style-name="P8">maison.class.php</text:p>
      <text:p text:style-name="P5"/>
      <text:p text:style-name="P5">&lt;?php</text:p>
      <text:p text:style-name="P5">class maison{</text:p>
      <text:p text:style-name="P5"><text:tab/>public couleur; //attribut</text:p>
      <text:p text:style-name="P5"><text:tab/>public largeur; //attribut</text:p>
      <text:p text:style-name="P5"><text:tab/>public longueur; //attribut</text:p>
      <text:p text:style-name="P5"><text:tab/>public function constuct(){ // méthode pour contruire</text:p>
      <text:p text:style-name="P5"><text:tab/><text:tab/></text:p>
      <text:p text:style-name="P5"><text:tab/>}</text:p>
      <text:p text:style-name="P5"><text:tab/>public function superficie(){ // méthode pour récupérer la superficie</text:p>
      <text:p text:style-name="P5"><text:tab/><text:tab/>return $this-&gt;largeur * $this-&gt;longueur;</text:p>
      <text:p text:style-name="P5"><text:tab/>}</text:p>
      <text:p text:style-name="P5">}</text:p>
      <text:p text:style-name="P5"/>
      <text:p text:style-name="P8">index.php</text:p>
      <text:p text:style-name="P6"/>
      <text:p text:style-name="P7">&lt;?php</text:p>
      <text:p text:style-name="P7"/>
      <text:p text:style-name="P7">require "maison.class.php"</text:p>
      <text:p text:style-name="P7"/>
      <text:p text:style-name="P7">$maMaison = new maison();</text:p>
      <text:p text:style-name="P7"/>
      <text:p text:style-name="P7">$maMaison-&gt;couleur = "blanche";</text:p>
      <text:p text:style-name="P7">$maMaison-&gt;largeur = 30;</text:p>
      <text:p text:style-name="P7">$maMaison-&gt;longueur = 10;</text:p>
      <text:p text:style-name="P7"/>
      <text:p text:style-name="P7">echo $maMaison-&gt;superficie();</text:p>
      <text:p text:style-name="P7"/>
      <text:p text:style-name="P10"/>
      <text:p text:style-name="P12">request_uri</text:p>
      <text:p text:style-name="P11"/>
      <text:p text:style-name="P11"/>
      <text:p text:style-name="P9">class user{</text:p>
      <text:p text:style-name="P7"><text:tab/>public $surname;</text:p>
      <text:p text:style-name="P7"><text:tab/>public $name;</text:p>
      <text:p text:style-name="P7"><text:tab/>public $email;</text:p>
      <text:p text:style-name="P7"><text:tab/>public $password;</text:p>
      <text:p text:style-name="P7"><text:tab/>public $birthday;</text:p>
      <text:p text:style-name="P7"><text:tab/>public $kind;</text:p>
      <text:p text:style-name="P7"><text:tab/>public $comment;</text:p>
      <text:p text:style-name="P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1:40:13.417007348</meta:creation-date>
    <meta:generator>LibreOffice/4.3.3.2$Linux_X86_64 LibreOffice_project/430m0$Build-2</meta:generator>
    <dc:date>2016-02-09T17:39:55.958930171</dc:date>
    <meta:editing-duration>PT13H43M56S</meta:editing-duration>
    <meta:editing-cycles>57</meta:editing-cycles>
    <meta:document-statistic meta:table-count="0" meta:image-count="0" meta:object-count="0" meta:page-count="3" meta:paragraph-count="40" meta:word-count="98" meta:character-count="863" meta:non-whitespace-character-count="658"/>
  </office:meta>
</office:document-meta>
</file>